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f7ba6" officeooo:paragraph-rsid="001f7ba6"/>
    </style:style>
    <style:style style:name="P3" style:family="paragraph" style:parent-style-name="Standard">
      <style:text-properties officeooo:rsid="00204d99" officeooo:paragraph-rsid="00204d99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:7o.ma">
        <text:section text:style-name="Sect1" text:name=":7o.av">
          <text:p text:style-name="Standard"/>
        </text:section>
      </text:section>
      <text:section text:style-name="Sect1" text:name=":7v.mw">
        <text:p text:style-name="Standard"/>
        <text:section text:style-name="Sect1" text:name=":7v.ma">
          <text:p text:style-name="Standard"/>
          <text:section text:style-name="Sect1" text:name=":7v.co">
            <text:p text:style-name="Standard"/>
            <text:section text:style-name="Sect1" text:name=":7x.ma">
              <text:p text:style-name="Standard"/>
              <text:section text:style-name="Sect1" text:name=":7x.at">
                <text:p text:style-name="Standard"/>
              </text:section>
              <text:p text:style-name="P1"><text:bookmark text:name=":7x.co"/>@Andreas. I have uploaded the latest Random Forest stuff. To train just uncomment trainall() at bottom of Random_forest script. Comment everything else out of course.</text:p>
            </text:section>
            <text:section text:style-name="Sect1" text:name=":7y.ma">
              <text:p text:style-name="Standard"/>
              <text:section text:style-name="Sect1" text:name=":7y.at">
                <text:p text:style-name="Standard"/>
              </text:section>
              <text:p text:style-name="P1"><text:bookmark text:name=":7y.co"/>To predict a single thing use predict_random_forest(image_id, class_id), but to run all of the the test images to masks use get_all_masks() in data_util_test.py</text:p>
              <text:p text:style-name="P2">I added size. Example: <text:s/>get_all_masks(‘25X25’ ) Must keep format. Also Must change Random forest to same resolution.</text:p>
            </text:section>
            <text:section text:style-name="Sect1" text:name=":7z.ma">
              <text:p text:style-name="Standard"/>
              <text:section text:style-name="Sect1" text:name=":7z.at">
                <text:p text:style-name="Standard"/>
              </text:section>
              <text:p text:style-name="P1"><text:bookmark text:name=":7z.co"/>I make all of the masks before making the submission file because the Submission file does not always work, and I do not wont to have to make predictions again if the submission file fails.</text:p>
            </text:section>
            <text:section text:style-name="Sect1" text:name=":8c.ma">
              <text:p text:style-name="Standard"/>
              <text:section text:style-name="Sect1" text:name=":8c.at">
                <text:p text:style-name="Standard"/>
              </text:section>
              <text:p text:style-name="P1"><text:bookmark text:name=":8c.co"/>I will go over the making submission file later this evening as I am about to do it and it will be fresher in my mind right after doing it.</text:p>
            </text:section>
          </text:section>
        </text:section>
      </text:section>
      <text:section text:style-name="Sect1" text:name="Section1">
        <text:p text:style-name="Standard"><text:bookmark text:name=":7v.mw"/></text:p>
      </text:section>
      <text:section text:style-name="Sect1" text:name=":8d.ma">
        <text:p text:style-name="Standard"/>
        <text:section text:style-name="Sect1" text:name=":8d.av">
          <text:p text:style-name="Standard"/>
        </text:section>
      </text:section>
      <text:section text:style-name="Sect1" text:name="Section2">
        <text:p text:style-name="Standard"><text:bookmark text:name=":8d.ma"/></text:p>
        <text:section text:style-name="Sect1" text:name="Section3">
          <text:p text:style-name="P3"><text:bookmark text:name=":8k.co"/><text:bookmark text:name=":96.co"/><text:bookmark text:name=":8x.co"/>To convert Andreas masks to Joes masks: run numpy_to_mask(class_id, image_id) inside data_util_tests.py. You are responsible for figuring out any directory issues. Make sure everything else is commented out</text:p>
          <text:p text:style-name="P3"/>
          <text:p text:style-name="P3">To create submission file run:</text:p>
          <text:p text:style-name="P3"/>
          <text:p text:style-name="P3">the uncommented things need to be run. They too are all in data_util_tests.py</text:p>
          <text:p text:style-name="P3">mtp.create_csv_initial()</text:p>
          <text:p text:style-name="P3">create_submission_from_masks()</text:p>
          <text:p text:style-name="P3">##get_all_masks()</text:p>
          <text:p text:style-name="P3">mtp.reorder_csv()</text:p>
          <text:p text:style-name="P3">#size = '500X500'</text:p>
          <text:p text:style-name="P3">#get_all_masks(size)</text:p>
          <text:p text:style-name="P3">print('Done')</text:p>
          <text:p text:style-name="P3"/>
          <text:p text:style-name="P3"/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5:16:52.777803869</meta:creation-date>
    <dc:date>2017-03-07T07:30:49.170574428</dc:date>
    <meta:editing-duration>PT33M1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85" meta:character-count="1221" meta:non-whitespace-character-count="1050"/>
  </office:meta>
</office:document-meta>
</file>